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4, 2021 (08:42: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text:a xlink:type="simple" xlink:href="https://packages.debian.org/sid/fonts-symbola" office:name=""><text:span text:style-name="Definition">symbola font</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5T00:42:21Z</meta:creation-date>
    <dc:date>2021-06-05T00:42:21Z</dc:date>
    <meta:user-defined meta:name="date" meta:value-type="string">June   4, 2021 (08:42: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